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0.1104in" table:align="left"/>
    </style:style>
    <style:style style:name="Table1.A" style:family="table-column">
      <style:table-column-properties style:column-width="0.2021in"/>
    </style:style>
    <style:style style:name="Table1.B" style:family="table-column">
      <style:table-column-properties style:column-width="0.2208in"/>
    </style:style>
    <style:style style:name="Table1.C" style:family="table-column">
      <style:table-column-properties style:column-width="1.7972in"/>
    </style:style>
    <style:style style:name="Table1.D" style:family="table-column">
      <style:table-column-properties style:column-width="0.6382in"/>
    </style:style>
    <style:style style:name="Table1.E" style:family="table-column">
      <style:table-column-properties style:column-width="0.6507in"/>
    </style:style>
    <style:style style:name="Table1.F" style:family="table-column">
      <style:table-column-properties style:column-width="0.8465in"/>
    </style:style>
    <style:style style:name="Table1.G" style:family="table-column">
      <style:table-column-properties style:column-width="0.8201in"/>
    </style:style>
    <style:style style:name="Table1.I" style:family="table-column">
      <style:table-column-properties style:column-width="1.0222in"/>
    </style:style>
    <style:style style:name="Table1.J" style:family="table-column">
      <style:table-column-properties style:column-width="0.7813in"/>
    </style:style>
    <style:style style:name="Table1.K" style:family="table-column">
      <style:table-column-properties style:column-width="0.8917in"/>
    </style:style>
    <style:style style:name="Table1.L" style:family="table-column">
      <style:table-column-properties style:column-width="0.6965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M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2" style:family="table-row">
      <style:table-row-properties style:min-row-height="0.6451in"/>
    </style:style>
    <style:style style:name="Table1.C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3868in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fo:padding="0.0382in" fo:border-left="0.05pt solid #000000" fo:border-right="none" fo:border-top="none" fo:border-bottom="0.05pt solid #000000"/>
    </style:style>
    <style:style style:name="Table1.M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74in" table:align="margins"/>
    </style:style>
    <style:style style:name="Table2.A" style:family="table-column">
      <style:table-column-properties style:column-width="1.2646in" style:rel-column-width="8191*"/>
    </style:style>
    <style:style style:name="Table2.H" style:family="table-column">
      <style:table-column-properties style:column-width="1.2653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header" style:family="table">
      <style:table-properties style:width="10.1174in" table:align="margins"/>
    </style:style>
    <style:style style:name="header.A" style:family="table-column">
      <style:table-column-properties style:column-width="2.5292in" style:rel-column-width="16383*"/>
    </style:style>
    <style:style style:name="header.1" style:family="table-row">
      <style:table-row-properties style:min-row-height="0.9299in"/>
    </style:style>
    <style:style style:name="header.A1" style:family="table-cell">
      <style:table-cell-properties fo:padding="0.0382in" fo:border-left="0.05pt solid #000000" fo:border-right="none" fo:border-top="0.05pt solid #000000" fo:border-bottom="0.05pt solid #000000"/>
    </style:style>
    <style:style style:name="header.D1" style:family="table-cell">
      <style:table-cell-properties fo:padding="0.0382in" fo:border="0.05pt solid #000000"/>
    </style:style>
    <style:style style:name="header.B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style:font-name="Arial" fo:font-size="6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Arial" fo:font-size="7pt" style:font-size-asian="7pt" style:font-size-complex="7pt"/>
    </style:style>
    <style:style style:name="P5" style:family="paragraph" style:parent-style-name="Table_20_Contents">
      <style:text-properties fo:color="#000000" style:font-name="Arial" fo:font-size="6pt" fo:font-weight="bold" style:font-size-asian="6pt" style:font-weight-asian="bold" style:font-size-complex="6pt" style:font-weight-complex="bold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Fram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Fram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Fram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0" style:family="paragraph" style:parent-style-name="Fram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Fram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12" style:family="paragraph" style:parent-style-name="Standard">
      <style:paragraph-properties fo:text-align="center" style:justify-single-word="false"/>
      <style:text-properties style:font-name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color="#000000" style:font-name="Arial" fo:font-size="6pt" fo:font-weight="bold" fo:background-color="transparent" style:font-size-asian="6pt" style:font-weight-asian="bold" style:font-size-complex="6pt" style:font-weight-complex="bold" style:text-rotation-angle="90" style:text-rotation-scale="line-height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Arial" fo:font-size="6pt" fo:font-weight="bold" fo:background-color="transparent" style:font-size-asian="6pt" style:font-weight-asian="bold" style:font-size-complex="6pt" style:font-weight-complex="bold" style:text-rotation-angle="90" style:text-rotation-scale="line-height"/>
    </style:style>
    <style:style style:name="P16" style:family="paragraph" style:parent-style-name="Table_20_Contents">
      <style:paragraph-properties fo:background-color="transparent">
        <style:background-image/>
      </style:paragraph-properties>
      <style:text-properties fo:color="#000000"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text-properties style:font-name="Arial" fo:font-size="6pt" style:font-size-asian="5.25pt" style:font-size-complex="6pt"/>
    </style:style>
    <style:style style:name="P18" style:family="paragraph" style:parent-style-name="Table_20_Contents">
      <style:text-properties style:font-name="Arial" fo:font-size="6pt" fo:font-weight="bold" style:font-size-asian="5.25pt" style:font-weight-asian="bold" style:font-size-complex="6pt" style:font-weight-complex="bold"/>
    </style:style>
    <style:style style:name="P19" style:family="paragraph" style:parent-style-name="Table_20_Contents"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6pt" fo:font-weight="bold" style:font-size-asian="5.25pt" style:font-weight-asian="bold" style:font-size-complex="6pt" style:font-weight-complex="bold"/>
    </style:style>
    <style:style style:name="P22" style:family="paragraph" style:parent-style-name="Standard">
      <style:text-properties style:font-name="Arial" fo:font-size="6pt" style:font-size-asian="5.25pt" style:font-size-complex="6pt"/>
    </style:style>
    <style:style style:name="P23" style:family="paragraph" style:parent-style-name="Standard">
      <style:text-properties fo:font-size="2pt" style:font-size-asian="1.75pt" style:font-size-complex="2pt"/>
    </style:style>
    <style:style style:name="P24" style:family="paragraph" style:parent-style-name="Standard">
      <style:text-properties fo:font-size="6pt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6pt" style:font-size-asian="5.25pt" style:font-size-complex="6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left" style:horizontal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">
        <text:p text:style-name="P23"/>
        <text:p text:style-name="Standard"><draw:frame draw:style-name="fr1" draw:name="Frame1" text:anchor-type="paragraph" svg:x="0.1102in" svg:y="0.0693in" svg:width="1.9409in" draw:z-index="0"><draw:text-box fo:min-height="0.7591in"><text:p text:style-name="P11"><draw:frame draw:style-name="fr1" draw:name="Frame4" text:anchor-type="paragraph" svg:x="1.8807in" svg:y="-0.0598in" svg:width="5.6165in" draw:z-index="1"><draw:text-box fo:min-height="0.7189in"><text:p text:style-name="P6"><text:span text:style-name="T2">Obrazac PMIP-1024</text:span><text:line-break/><text:span text:style-name="T3">Pojedinačni mjesečni izvještaj o isplaćenim plaćama, obračunatim i uplaćenim doprinosima i porezu na dohodak od nesamostalne djelatnosti </text:span></text:p></draw:text-box></draw:frame><text:span text:style-name="T1">Bosna i Hercegovina</text:span><text:line-break/>FEDERACIJA BOSNE I HERCEGOVINE<text:line-break/><text:span text:style-name="T1">Federalno ministarstvo finansija/financija</text:span><text:line-break/>POREZNA UPRAVA</text:p></draw:text-box></draw:frame><draw:frame draw:style-name="fr1" draw:name="Frame2" text:anchor-type="paragraph" svg:x="7.6665in" svg:y="0.0693in" svg:width="2.3264in" draw:z-index="5"><draw:text-box fo:min-height="0.7492in"><text:p text:style-name="P8"><text:line-break/>Porezni period</text:p><text:p text:style-name="P7">${mip.p_per}</text:p></draw:text-box></draw:frame></text:p>
        <text:p text:style-name="Standard"/>
        <text:p text:style-name="Standard"/>
        <text:p text:style-name="Standard"/>
        <text:p text:style-name="P21"/>
        <text:p text:style-name="P13">Dio 1 - Podaci o poslodavcu / isplatiocu i poreznom obvezniku</text:p>
        <table:table table:name="header" table:style-name="header">
          <table:table-column table:style-name="header.A" table:number-columns-repeated="4"/>
          <table:table-row table:style-name="header.1">
            <table:table-cell table:style-name="header.A1" table:number-rows-spanned="2" office:value-type="string">
              <text:p text:style-name="P18">1) JIB/JMB poslodavca/isplatioca:</text:p>
              <text:p text:style-name="P17"/>
              <text:p text:style-name="P4">${mip.p_jmb}</text:p>
            </table:table-cell>
            <table:table-cell table:style-name="header.A1" office:value-type="string">
              <text:p text:style-name="P17"><text:span text:style-name="T1">2) Naziv</text:span><text:line-break/><text:line-break/><text:span text:style-name="T5">${mip.p_naz}</text:span></text:p>
            </table:table-cell>
            <table:table-cell table:style-name="header.A1" table:number-rows-spanned="2" office:value-type="string">
              <text:p text:style-name="P17"><text:span text:style-name="T1">4) Operacija:</text:span><text:line-break/><text:line-break/>___ Dodavanje novog zaposlenika za već predate<text:line-break/> <text:s text:c="6"/>izvještaje MIP-1023<text:line-break/><text:line-break/>___ Izmjena podataka za već predate izvještaje MIP-1023 o <text:line-break/> <text:s text:c="6"/>zaposleniku<text:line-break/><text:line-break/>___ Brisanje podataka za već predate izvještaje MIP-1023 o <text:line-break/> <text:s text:c="6"/>zaposleniku<text:line-break/><text:line-break/>___ Prijava uplate doprinosa<text:line-break/><text:line-break/>___ Prijava zaposlenika prije predavanja kompletnog <text:line-break/> <text:s text:c="6"/>izvještaja MIP-1023</text:p>
            </table:table-cell>
            <table:table-cell table:style-name="header.D1" table:number-rows-spanned="2" office:value-type="string">
              <text:p text:style-name="P18">5) Vrsta uplate doprinosa (popuniti samo ako je izabrana<text:line-break/>pod 4) "Prijava uplate doprinosa"</text:p>
            </table:table-cell>
          </table:table-row>
          <table:table-row>
            <table:covered-table-cell/>
            <table:table-cell table:style-name="header.B2" office:value-type="string">
              <text:p text:style-name="P17"><text:span text:style-name="T1">3) Šifra djelatnosti</text:span><text:line-break/></text:p>
              <text:p text:style-name="P4">${mip.p_sdj}</text:p>
            </table:table-cell>
            <table:covered-table-cell/>
            <table:covered-table-cell/>
          </table:table-row>
        </table:table>
        <text:p text:style-name="P22"/>
        <text:p text:style-name="P20">Dio 2 - Podaci o isplaćenim plaćama i drugim oporezivim naknadama, obračunatim, obustavljenim i uplaćenim doprinosima i porezu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F"/>
          <table:table-column table:style-name="Table1.I"/>
          <table:table-column table:style-name="Table1.J"/>
          <table:table-column table:style-name="Table1.K"/>
          <table:table-column table:style-name="Table1.L" table:number-columns-repeated="2"/>
          <table:table-row>
            <table:table-cell table:style-name="Table1.A1" table:number-rows-spanned="2" office:value-type="string">
              <text:p text:style-name="P15">1) Red.br <text:s text:c="30"/></text:p>
            </table:table-cell>
            <table:table-cell table:style-name="Table1.A1" table:number-rows-spanned="2" office:value-type="string">
              <text:p text:style-name="P14">2) Vrsta isplate <text:s text:c="20"/></text:p>
            </table:table-cell>
            <table:table-cell table:style-name="Table1.A1" office:value-type="string">
              <text:p text:style-name="P16">3) JMB</text:p>
            </table:table-cell>
            <table:table-cell table:style-name="Table1.A1" office:value-type="string">
              <text:p text:style-name="P16">4) Općina <text:line-break/>prebivališta</text:p>
            </table:table-cell>
            <table:table-cell table:style-name="Table1.A1" office:value-type="string">
              <text:p text:style-name="P5">5) Datum<text:line-break/>isplate</text:p>
            </table:table-cell>
            <table:table-cell table:style-name="Table1.A1" office:value-type="string">
              <text:p text:style-name="P5">6)Broj radnih<text:line-break/>sati</text:p>
            </table:table-cell>
            <table:table-cell table:style-name="Table1.A1" office:value-type="string">
              <text:p text:style-name="P5">7) Broj radnih <text:line-break/>sati na bolovanju</text:p>
            </table:table-cell>
            <table:table-cell table:style-name="Table1.A1" office:value-type="string">
              <text:p text:style-name="P5">8) Bruto<text:line-break/>plaća</text:p>
            </table:table-cell>
            <table:table-cell table:style-name="Table1.A1" office:value-type="string">
              <text:p text:style-name="P5">9) Koristi i drugi oporezivi prihodi od nesamostalne djelatnosti</text:p>
            </table:table-cell>
            <table:table-cell table:style-name="Table1.A1" office:value-type="string">
              <text:p text:style-name="P5">10)Ukupan oporezivi prihod od nesamostalne djelatnosti</text:p>
            </table:table-cell>
            <table:table-cell table:style-name="Table1.A1" office:value-type="string">
              <text:p text:style-name="P5">11) Uplaćeni iznos doprinosa iz osnovice za PIO</text:p>
            </table:table-cell>
            <table:table-cell table:style-name="Table1.A1" office:value-type="string">
              <text:p text:style-name="P5">21) Broj radnih sati sa uvećanim trajanjem</text:p>
            </table:table-cell>
            <table:table-cell table:style-name="Table1.M1" office:value-type="string">
              <text:p text:style-name="P5">22) Stepen uvećanja</text:p>
            </table:table-cell>
          </table:table-row>
          <table:table-row table:style-name="Table1.2">
            <table:covered-table-cell/>
            <table:covered-table-cell/>
            <table:table-cell table:style-name="Table1.C2" office:value-type="string">
              <text:p text:style-name="P16">12) Ime i prezime</text:p>
            </table:table-cell>
            <table:table-cell table:style-name="Table1.C2" office:value-type="string">
              <text:p text:style-name="P16">13) Uplaćeni<text:line-break/>iznos doprinosa iz osnovice za <text:line-break/>zdr.osigur.</text:p>
            </table:table-cell>
            <table:table-cell table:style-name="Table1.C2" office:value-type="string">
              <text:p text:style-name="P5">14) Uplaćeni iznos doprinosa iz osnovice za osiguranje od nezap.</text:p>
            </table:table-cell>
            <table:table-cell table:style-name="Table1.C2" office:value-type="string">
              <text:p text:style-name="P5">15) Ukupan uplaćeni iznos doprinosa iz osnovice</text:p>
            </table:table-cell>
            <table:table-cell table:style-name="Table1.C2" office:value-type="string">
              <text:p text:style-name="P5">16) Prihod umanjen za doprinose iz osnovice</text:p>
            </table:table-cell>
            <table:table-cell table:style-name="Table1.C2" office:value-type="string">
              <text:p text:style-name="P5">17) Faktor ličnog odbitka prema poreznoj kartici</text:p>
            </table:table-cell>
            <table:table-cell table:style-name="Table1.C2" office:value-type="string">
              <text:p text:style-name="P5">18) Iznos ličnog odbitka</text:p>
            </table:table-cell>
            <table:table-cell table:style-name="Table1.C2" office:value-type="string">
              <text:p text:style-name="P5">19) Osnovica poreza</text:p>
            </table:table-cell>
            <table:table-cell table:style-name="Table1.C2" office:value-type="string">
              <text:p text:style-name="P5">20) Iznos poreza</text:p>
            </table:table-cell>
            <table:table-cell table:style-name="Table1.C2" office:value-type="string">
              <text:p text:style-name="P5">23) Šifra radnog mjesta sa uvećanim trajanjem</text:p>
            </table:table-cell>
            <table:table-cell table:style-name="Table1.M2" office:value-type="string">
              <text:p text:style-name="P5">24) Doprinosi za PIO/MIO za staž sa <text:s/>uvećanim trajanjem</text:p>
            </table:table-cell>
          </table:table-row>
          <table:table-row table:style-name="Table1.3">
            <table:table-cell table:style-name="Table1.A3" office:value-type="string">
              <text:p text:style-name="P4"><text:script script:language="JOOScript">@table:table-row
[#list mip.radnik as rad]
@/table:table-row
[/#list]</text:script></text:p>
            </table:table-cell>
            <table:table-cell table:style-name="Table1.B3" office:value-type="string">
              <text:p text:style-name="P4">${rad.visp}</text:p>
            </table:table-cell>
            <table:table-cell table:style-name="Table1.C3" office:value-type="string">
              <text:p text:style-name="P1">3) <text:span text:style-name="T5">${rad.r_jmb}</text:span><text:line-break/><text:line-break/>12) <text:span text:style-name="T5">${rad.r_ime}</text:span></text:p>
            </table:table-cell>
            <table:table-cell table:style-name="Table1.D3" office:value-type="string">
              <text:p text:style-name="P1">4) <text:span text:style-name="T5">${rad.r_opc}</text:span><text:line-break/><text:line-break/>13) <text:span text:style-name="T5">${rad.u_d_zdr}</text:span></text:p>
            </table:table-cell>
            <table:table-cell table:style-name="Table1.E3" office:value-type="string">
              <text:p text:style-name="P1">5) <text:span text:style-name="T5">${rad.d_isp}</text:span><text:line-break/><text:line-break/>14) <text:span text:style-name="T5">${rad.u_d_nez}</text:span></text:p>
            </table:table-cell>
            <table:table-cell table:style-name="Table1.H3" office:value-type="string">
              <text:p text:style-name="P1">6) <text:span text:style-name="T5">${rad.r_sati}</text:span><text:line-break/><text:line-break/>15) <text:span text:style-name="T5">${rad.u_d_iz}</text:span></text:p>
            </table:table-cell>
            <table:table-cell table:style-name="Table1.G3" office:value-type="string">
              <text:p text:style-name="P1">7) <text:span text:style-name="T5">${rad.r_satib}</text:span><text:line-break/></text:p>
              <text:p text:style-name="P1">16) <text:span text:style-name="T5">${rad.um_prih}</text:span></text:p>
            </table:table-cell>
            <table:table-cell table:style-name="Table1.H3" office:value-type="string">
              <text:p text:style-name="P1">8) <text:span text:style-name="T5">${rad.bruto}</text:span><text:line-break/></text:p>
              <text:p text:style-name="P1">17) <text:span text:style-name="T5">${rad.r_klo}</text:span></text:p>
            </table:table-cell>
            <table:table-cell table:style-name="Table1.I3" office:value-type="string">
              <text:p text:style-name="P1">9) <text:span text:style-name="T5">${rad.o_prih}</text:span><text:line-break/></text:p>
              <text:p text:style-name="P1">18) <text:span text:style-name="T5">${rad.l_odb}</text:span></text:p>
            </table:table-cell>
            <table:table-cell table:style-name="Table1.J3" office:value-type="string">
              <text:p text:style-name="P1">10) <text:span text:style-name="T5">${rad.u_opor}</text:span><text:line-break/></text:p>
              <text:p text:style-name="P1">19) <text:span text:style-name="T5">${rad.osn_por}</text:span></text:p>
            </table:table-cell>
            <table:table-cell table:style-name="Table1.K3" office:value-type="string">
              <text:p text:style-name="P1">11) <text:span text:style-name="T5">${rad.u_d_pio}</text:span><text:line-break/></text:p>
              <text:p text:style-name="P1">20) <text:span text:style-name="T5">${rad.izn_por}</text:span></text:p>
            </table:table-cell>
            <table:table-cell table:style-name="Table1.L3" office:value-type="string">
              <text:p text:style-name="P1">21) <text:span text:style-name="T5">${rad.r_satit}</text:span><text:line-break/></text:p>
              <text:p text:style-name="P1">23) <text:span text:style-name="T5">${rad.r_rmj}</text:span></text:p>
            </table:table-cell>
            <table:table-cell table:style-name="Table1.M3" office:value-type="string">
              <text:p text:style-name="P1">22) <text:span text:style-name="T5">${rad.r_stuv}</text:span><text:line-break/></text:p>
              <text:p text:style-name="P1">24) <text:span text:style-name="T5">${rad.u_d_pms}</text:span></text:p>
            </table:table-cell>
          </table:table-row>
        </table:table>
        <text:p text:style-name="P12"><text:line-break/><text:span text:style-name="T7">Dio 3 - Doprinosi na teret poslodavca za zaposlenika iz dijela 2)</text:span></text:p>
        <table:table table:name="Table2" table:style-name="Table2">
          <table:table-column table:style-name="Table2.A" table:number-columns-repeated="7"/>
          <table:table-column table:style-name="Table2.H"/>
          <table:table-row>
            <table:table-cell table:style-name="Table2.A1" office:value-type="string">
              <text:p text:style-name="P2">25) Plaćeni iznos dopr.<text:line-break/>na osnovicu za PIO</text:p>
            </table:table-cell>
            <table:table-cell table:style-name="Table2.A1" office:value-type="string">
              <text:p text:style-name="P3">${mip.u_pd_pio}</text:p>
            </table:table-cell>
            <table:table-cell table:style-name="Table2.A1" office:value-type="string">
              <text:p text:style-name="P2">26) Plaćeni iznos dopr.<text:line-break/>na osnovicu za zdravstveno<text:line-break/>osiguranje</text:p>
            </table:table-cell>
            <table:table-cell table:style-name="Table2.A1" office:value-type="string">
              <text:p text:style-name="P3">${mip.u_pd_zdr}</text:p>
            </table:table-cell>
            <table:table-cell table:style-name="Table2.A1" office:value-type="string">
              <text:p text:style-name="P2">27) Plaćeni iznos dopr. Za<text:line-break/>osiguranje od nezaposlenosti</text:p>
            </table:table-cell>
            <table:table-cell table:style-name="Table2.A1" office:value-type="string">
              <text:p text:style-name="P3">${mip.u_pd_nez}</text:p>
            </table:table-cell>
            <table:table-cell table:style-name="Table2.A1" office:value-type="string">
              <text:p text:style-name="P2">28) Plaćeni dodatni doprinosi za zdravstveno osiguranje</text:p>
            </table:table-cell>
            <table:table-cell table:style-name="Table2.H1" office:value-type="string">
              <text:p text:style-name="P3">${mip.u_pd_dodz}</text:p>
            </table:table-cell>
          </table:table-row>
        </table:table>
        <text:p text:style-name="P25"><draw:frame draw:style-name="fr1" draw:name="Frame8" text:anchor-type="paragraph" svg:x="8.1457in" svg:y="0.0791in" svg:width="1.8472in" draw:z-index="4"><draw:text-box fo:min-height="0.5028in"><text:p text:style-name="P10">Datum:</text:p></draw:text-box></draw:frame><draw:frame draw:style-name="fr2" draw:name="Frame6" text:anchor-type="paragraph" svg:width="4.6201in" draw:z-index="2"><draw:text-box fo:min-height="0.5028in"><text:p text:style-name="P9">Upoznat sam sa sankcijama propisanim Zakonom o Poreznoj upravi FBIH i izjavljujem<text:line-break/>da su svi podaci navedeni u ovoj prijavi tačni, potpuni i jasni te potvrđujem da su svi<text:line-break/>porezi i doprinosi za ovog uposlenika uplaćeni.</text:p></draw:text-box></draw:frame><draw:frame draw:style-name="fr1" draw:name="Frame7" text:anchor-type="paragraph" svg:x="4.6984in" svg:y="0.0791in" svg:width="3.448in" draw:z-index="3"><draw:text-box fo:min-height="0.5028in"><text:p text:style-name="P10">Potpis poslodavca / isplatioca:</text:p></draw:text-box></draw:frame></text:p>
        <text:p text:style-name="P25"/>
        <text:p text:style-name="Standard"/>
        <text:p text:style-name="Standard"/>
        <text:p text:style-name="P24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r" fo:country="H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a vranic</meta:initial-creator>
    <meta:creation-date>2009-10-28T13:32:20.85</meta:creation-date>
    <dc:date>2012-04-04T15:43:58</dc:date>
    <meta:editing-duration>PT5H45M29S</meta:editing-duration>
    <meta:editing-cycles>135</meta:editing-cycles>
    <meta:generator>LibreOffice/3.4$Unix LibreOffice_project/340m1$Build-12</meta:generator>
    <meta:document-statistic meta:table-count="3" meta:image-count="0" meta:object-count="0" meta:page-count="1" meta:paragraph-count="1" meta:word-count="392" meta:character-count="2861" meta:non-whitespace-character-count="2428"/>
    <meta:user-defined meta:name="Info 1"/>
    <meta:user-defined meta:name="Info 2"/>
    <meta:user-defined meta:name="Info 3"/>
    <meta:user-defined meta:name="Info 4"/>
  </office:meta>
</office:document-meta>
</file>